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ingWrapperFilter.bit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ingWrapperFilter.RemoteCachingWrapper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ingWrapperFilter.getDocIdSet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